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data[5] = {1.1, 2.2, 3.3, 4.4, 5.5};</text:p>
      <text:p text:style-name="Standard">avg: 3.300000</text:p>
      <text:p text:style-name="Standard">sqdif: 12.100000</text:p>
      <text:p text:style-name="Standard">std: 1.739253</text:p>
      <text:p text:style-name="Standard"/>
      <text:p text:style-name="Standard"/>
      <text:p text:style-name="Standard"/>
      <text:p text:style-name="Standard">{5.0, 6.1, 7.2, 8.3},</text:p>
      <text:p text:style-name="Standard">{0.1, 1.2, 2.3, 3.4},</text:p>
      <text:p text:style-name="Standard">{10.4, 11.3, 12.2, 13.1},</text:p>
      <text:p text:style-name="Standard">{4.6, 1.0, 2.2, 8.3},</text:p>
      <text:p text:style-name="Standard">{3.0, 2.0, 1.0, 0.0}</text:p>
      <text:p text:style-name="Standard">Year 0 average rain:<text:tab/>6.650000</text:p>
      <text:p text:style-name="Standard">Year 1 average rain:<text:tab/>1.750000</text:p>
      <text:p text:style-name="Standard">Year 2 average rain:<text:tab/>11.750000</text:p>
      <text:p text:style-name="Standard">Year 3 average rain:<text:tab/>4.025000</text:p>
      <text:p text:style-name="Standard">Year 4 average rain:<text:tab/>1.500000</text:p>
      <text:p text:style-name="Standard">Quarter 0 average rain:<text:tab/>5.775000</text:p>
      <text:p text:style-name="Standard">Quarter 1 average rain:<text:tab/>5.400000</text:p>
      <text:p text:style-name="Standard">Quarter 2 average rain:<text:tab/>6.225000</text:p>
      <text:p text:style-name="Standard">Quarter 3 average rain:<text:tab/>8.275000</text:p>
      <text:p text:style-name="Standard"><text:tab/>Min<text:tab/>Max</text:p>
      <text:p text:style-name="Standard">Year 0 <text:tab/>5.000000<text:tab/>8.300000</text:p>
      <text:p text:style-name="Standard">Year 1<text:tab/>0.100000<text:tab/>3.400000</text:p>
      <text:p text:style-name="Standard">Year 2 <text:tab/>10.400000<text:tab/>13.100000</text:p>
      <text:p text:style-name="Standard">Year 3 <text:tab/>1.000000<text:tab/>8.300000</text:p>
      <text:p text:style-name="Standard">Year 4 <text:s/><text:tab/>0.000000<text:tab/>3.000000</text:p>
      <text:p text:style-name="Standard"><text:tab/>Min<text:tab/>Max</text:p>
      <text:p text:style-name="Standard">Quarter 1 <text:tab/>0.100000<text:tab/>10.400000</text:p>
      <text:p text:style-name="Standard">Quarter 2<text:tab/>1.000000<text:tab/>11.300000</text:p>
      <text:p text:style-name="Standard">Quarter 3<text:tab/>1.000000<text:tab/>12.200000</text:p>
      <text:p text:style-name="Standard">Quarter 4<text:tab/>0.000000<text:tab/>13.1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6:40:18.36</meta:creation-date>
    <dc:date>2014-09-03T09:45:54.76</dc:date>
    <meta:editing-duration>PT17H5M3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29" meta:word-count="118" meta:character-count="717"/>
  </office:meta>
</office:document-meta>
</file>